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2_20_Dots_20_3_20_Dashes" svg:stroke-color="#000000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false" fo:min-height="1.395cm" fo:min-width="13.148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0.795cm" svg:x="6.765cm" svg:y="12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6.355cm" svg:y1="9.08cm" svg:x2="36.355cm" svg:y2="28.13cm">
          <text:p/>
        </draw:line>
        <draw:line draw:style-name="gr2" draw:text-style-name="P1" draw:layer="layout" svg:x1="31.475cm" svg:y1="6.54cm" svg:x2="31.475cm" svg:y2="27.495cm">
          <text:p/>
        </draw:line>
        <draw:connector draw:style-name="gr2" draw:text-style-name="P1" draw:layer="layout" draw:type="line" svg:x1="12.487cm" svg:y1="14.129cm" svg:x2="17.549cm" svg:y2="17.909cm" draw:start-shape="id1" draw:start-glue-point="10" draw:end-shape="id2" draw:end-glue-point="5" svg:d="m12487 14129 5062 3780">
          <text:p/>
        </draw:connector>
        <draw:line draw:style-name="gr2" draw:text-style-name="P1" draw:layer="layout" svg:x1="45.39cm" svg:y1="12.15cm" svg:x2="45.39cm" svg:y2="15.325cm">
          <text:p/>
        </draw:line>
        <draw:custom-shape draw:style-name="gr3" draw:text-style-name="P1" xml:id="id3" draw:id="id3" draw:layer="layout" svg:width="0.635cm" svg:height="0.635cm" svg:x="31.1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635cm" svg:height="0.635cm" svg:x="29.451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1.15cm" svg:y1="6.527cm" svg:x2="29.993cm" svg:y2="7.404cm" draw:start-shape="id3" draw:start-glue-point="6" draw:end-shape="id4" draw:end-glue-point="11" svg:d="m31150 6527-1157 877">
          <text:p/>
        </draw:connector>
        <draw:custom-shape draw:style-name="gr3" draw:text-style-name="P1" xml:id="id5" draw:id="id5" draw:layer="layout" svg:width="0.635cm" svg:height="0.635cm" svg:x="29.452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29.768cm" svg:y1="7.946cm" svg:x2="29.769cm" svg:y2="8.712cm" draw:start-shape="id4" draw:start-glue-point="8" draw:end-shape="id5" draw:end-glue-point="4" svg:d="m29768 7946v501l1-237v502">
          <text:p/>
        </draw:connector>
        <draw:custom-shape draw:style-name="gr3" draw:text-style-name="P1" xml:id="id6" draw:id="id6" draw:layer="layout" svg:width="0.635cm" svg:height="0.635cm" svg:x="29.453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29.769cm" svg:y1="9.347cm" svg:x2="29.77cm" svg:y2="10.213cm" draw:start-shape="id5" draw:start-glue-point="8" draw:end-shape="id6" draw:end-glue-point="4" svg:d="m29769 9347v501l1-137v502">
          <text:p/>
        </draw:connector>
        <draw:custom-shape draw:style-name="gr3" draw:text-style-name="P1" xml:id="id7" draw:id="id7" draw:layer="layout" svg:width="0.635cm" svg:height="0.635cm" svg:x="31.154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9.995cm" svg:y1="10.755cm" svg:x2="31.247cm" svg:y2="12.107cm" draw:start-shape="id6" draw:start-glue-point="9" draw:end-shape="id7" draw:end-glue-point="5" svg:d="m29995 10755 1252 1352">
          <text:p/>
        </draw:connector>
        <draw:custom-shape draw:style-name="gr3" draw:text-style-name="P1" xml:id="id8" draw:id="id8" draw:layer="layout" svg:width="0.635cm" svg:height="0.635cm" svg:x="30.053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635cm" svg:height="0.635cm" svg:x="31.156cm" svg:y="1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0.595cm" svg:y1="15.154cm" svg:x2="31.249cm" svg:y2="16.808cm" draw:start-shape="id8" draw:start-glue-point="9" draw:end-shape="id9" draw:end-glue-point="5" svg:d="m30595 15154 654 1654">
          <text:p/>
        </draw:connector>
        <draw:connector draw:style-name="gr4" draw:text-style-name="P1" draw:layer="layout" draw:type="line" svg:x1="31.247cm" svg:y1="12.556cm" svg:x2="30.595cm" svg:y2="14.705cm" draw:start-shape="id7" draw:start-glue-point="7" draw:end-shape="id8" draw:end-glue-point="11" svg:d="m31247 12556-652 2149">
          <text:p/>
        </draw:connector>
        <draw:custom-shape draw:style-name="gr3" draw:text-style-name="P1" xml:id="id10" draw:id="id10" draw:layer="layout" svg:width="0.635cm" svg:height="0.635cm" svg:x="36.051cm" svg:y="8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1.692cm" svg:y1="6.752cm" svg:x2="36.144cm" svg:y2="8.704cm" draw:start-shape="id3" draw:start-glue-point="9" draw:end-shape="id10" draw:end-glue-point="5" svg:d="m31692 6752 4452 1952">
          <text:p/>
        </draw:connector>
        <draw:custom-shape draw:style-name="gr3" draw:text-style-name="P1" xml:id="id12" draw:id="id12" draw:layer="layout" svg:width="0.635cm" svg:height="0.635cm" svg:x="36.051cm" svg:y="2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1.699cm" svg:y1="23.158cm" svg:x2="36.144cm" svg:y2="25.204cm" draw:start-shape="id11" draw:start-glue-point="9" draw:end-shape="id12" draw:end-glue-point="5" svg:d="m31699 23158 4445 2046">
          <text:p/>
        </draw:connector>
        <draw:frame draw:style-name="gr5" draw:text-style-name="P2" draw:layer="layout" svg:width="10.395cm" svg:height="1.038cm" svg:x="18.705cm" svg:y="8.681cm">
          <draw:text-box>
            <text:p><text:span text:style-name="T1">alice/FTR/atopic/FIX/Issue123</text:span></text:p>
          </draw:text-box>
        </draw:frame>
        <draw:custom-shape draw:style-name="gr3" draw:text-style-name="P1" xml:id="id1" draw:id="id1" draw:layer="layout" svg:width="0.635cm" svg:height="0.635cm" svg:x="11.852cm" svg:y="1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1.154cm" svg:y1="12.331cm" svg:x2="12.394cm" svg:y2="13.905cm" draw:start-shape="id7" draw:start-glue-point="6" draw:end-shape="id1" draw:end-glue-point="11" svg:d="m31154 12331-18760 1574">
          <text:p/>
        </draw:connector>
        <draw:custom-shape draw:style-name="gr3" draw:text-style-name="P1" xml:id="id13" draw:id="id13" draw:layer="layout" svg:width="0.635cm" svg:height="0.635cm" svg:x="45.052cm" svg:y="12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6.686cm" svg:y1="8.928cm" svg:x2="45.052cm" svg:y2="12.329cm" draw:start-shape="id10" draw:start-glue-point="10" draw:end-shape="id13" draw:end-glue-point="6" svg:d="m36686 8928 8366 3401">
          <text:p/>
        </draw:connector>
        <draw:custom-shape draw:style-name="gr3" draw:text-style-name="P1" xml:id="id15" draw:id="id15" draw:layer="layout" svg:width="0.635cm" svg:height="0.635cm" svg:x="45.09cm" svg:y="14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635cm" svg:height="0.635cm" svg:x="46.995cm" svg:y="13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5.594cm" svg:y1="12.554cm" svg:x2="47.088cm" svg:y2="13.613cm" draw:start-shape="id13" draw:start-glue-point="9" draw:end-shape="id14" draw:end-glue-point="5" svg:d="m45594 12554 1494 1059">
          <text:p/>
        </draw:connector>
        <draw:connector draw:style-name="gr4" draw:text-style-name="P1" draw:layer="layout" draw:type="line" svg:x1="47.088cm" svg:y1="14.062cm" svg:x2="45.632cm" svg:y2="14.883cm" draw:start-shape="id14" draw:start-glue-point="7" draw:end-shape="id15" draw:end-glue-point="11" svg:d="m47088 14062-1456 821">
          <text:p/>
        </draw:connector>
        <draw:frame draw:style-name="gr6" draw:text-style-name="P3" draw:layer="layout" svg:width="3.537cm" svg:height="0.962cm" svg:x="34.935cm" svg:y="6.905cm">
          <draw:text-box>
            <text:p><text:span text:style-name="T2">INT/stable</text:span></text:p>
          </draw:text-box>
        </draw:frame>
        <draw:frame draw:style-name="gr6" draw:text-style-name="P2" draw:layer="layout" svg:width="9.265cm" svg:height="1.038cm" svg:x="7.5cm" svg:y="12.262cm">
          <draw:text-box>
            <text:p><text:span text:style-name="T1">INT/maxi_feature_develop</text:span></text:p>
          </draw:text-box>
        </draw:frame>
        <draw:frame draw:style-name="gr6" draw:text-style-name="P2" draw:layer="layout" svg:width="8.638cm" svg:height="1.038cm" svg:x="13.515cm" svg:y="15.965cm">
          <draw:text-box>
            <text:p><text:span text:style-name="T1">INT/maxi_feature_stable</text:span></text:p>
          </draw:text-box>
        </draw:frame>
        <draw:custom-shape draw:style-name="gr3" draw:text-style-name="P1" xml:id="id16" draw:id="id16" draw:layer="layout" svg:width="0.635cm" svg:height="0.635cm" svg:x="10.953cm" svg:y="1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635cm" svg:height="0.635cm" svg:x="10.954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635cm" svg:height="0.635cm" svg:x="11.855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635cm" svg:height="0.635cm" svg:x="17.456cm" svg:y="1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945cm" svg:y1="14.354cm" svg:x2="11.495cm" svg:y2="14.806cm" draw:start-shape="id1" draw:start-glue-point="7" draw:end-shape="id16" draw:end-glue-point="11" svg:d="m11945 14354-450 452">
          <text:p/>
        </draw:connector>
        <draw:connector draw:style-name="gr2" draw:text-style-name="P1" draw:layer="layout" draw:type="line" svg:x1="11.27cm" svg:y1="15.348cm" svg:x2="11.271cm" svg:y2="15.714cm" draw:start-shape="id16" draw:start-glue-point="8" draw:end-shape="id17" draw:end-glue-point="4" svg:d="m11270 15348 1 366">
          <text:p/>
        </draw:connector>
        <draw:connector draw:style-name="gr2" draw:text-style-name="P1" draw:layer="layout" draw:type="line" svg:x1="11.496cm" svg:y1="16.256cm" svg:x2="11.948cm" svg:y2="16.608cm" draw:start-shape="id17" draw:start-glue-point="9" draw:end-shape="id18" draw:end-glue-point="5" svg:d="m11496 16256 452 352">
          <text:p/>
        </draw:connector>
        <draw:connector draw:style-name="gr2" draw:text-style-name="P1" draw:layer="layout" draw:type="line" svg:x1="12.169cm" svg:y1="14.447cm" svg:x2="12.172cm" svg:y2="16.515cm" draw:start-shape="id1" draw:start-glue-point="8" draw:end-shape="id18" draw:end-glue-point="4" svg:d="m12169 14447 3 2068">
          <text:p/>
        </draw:connector>
        <draw:custom-shape draw:style-name="gr3" draw:text-style-name="P1" xml:id="id19" draw:id="id19" draw:layer="layout" svg:width="0.635cm" svg:height="0.635cm" svg:x="10.95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635cm" svg:height="0.635cm" svg:x="10.95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635cm" svg:height="0.635cm" svg:x="11.856cm" svg:y="1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71cm" svg:y1="18.049cm" svg:x2="11.272cm" svg:y2="18.415cm" draw:start-shape="id19" draw:start-glue-point="8" draw:end-shape="id20" draw:end-glue-point="4" svg:d="m11271 18049 1 366">
          <text:p/>
        </draw:connector>
        <draw:connector draw:style-name="gr2" draw:text-style-name="P1" draw:layer="layout" draw:type="line" svg:x1="11.497cm" svg:y1="18.957cm" svg:x2="11.949cm" svg:y2="19.309cm" draw:start-shape="id20" draw:start-glue-point="9" draw:end-shape="id21" draw:end-glue-point="5" svg:d="m11497 18957 452 352">
          <text:p/>
        </draw:connector>
        <draw:connector draw:style-name="gr2" draw:text-style-name="P1" draw:layer="layout" draw:type="line" svg:x1="12.172cm" svg:y1="17.15cm" svg:x2="12.173cm" svg:y2="19.216cm" draw:start-shape="id18" draw:start-glue-point="8" draw:end-shape="id21" draw:end-glue-point="4" svg:d="m12172 17150 1 2066">
          <text:p/>
        </draw:connector>
        <draw:connector draw:style-name="gr2" draw:text-style-name="P1" draw:layer="layout" draw:type="line" svg:x1="11.948cm" svg:y1="17.057cm" svg:x2="11.496cm" svg:y2="17.507cm" draw:start-shape="id18" draw:start-glue-point="7" draw:end-shape="id19" draw:end-glue-point="11" svg:d="m11948 17057-452 450">
          <text:p/>
        </draw:connector>
        <draw:custom-shape draw:style-name="gr3" draw:text-style-name="P1" xml:id="id22" draw:id="id22" draw:layer="layout" svg:width="0.635cm" svg:height="0.635cm" svg:x="9.755cm" svg:y="1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635cm" svg:height="0.635cm" svg:x="9.756cm" svg:y="1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072cm" svg:y1="18.85cm" svg:x2="10.073cm" svg:y2="19.216cm" draw:start-shape="id22" draw:start-glue-point="8" draw:end-shape="id23" draw:end-glue-point="4" svg:d="m10072 18850 1 366">
          <text:p/>
        </draw:connector>
        <draw:custom-shape draw:style-name="gr3" draw:text-style-name="P1" xml:id="id24" draw:id="id24" draw:layer="layout" svg:width="0.635cm" svg:height="0.635cm" svg:x="9.75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072cm" svg:y1="17.85cm" svg:x2="10.072cm" svg:y2="18.215cm" draw:start-shape="id24" draw:start-glue-point="8" draw:end-shape="id22" draw:end-glue-point="4" svg:d="m10072 17850v365">
          <text:p/>
        </draw:connector>
        <draw:connector draw:style-name="gr2" draw:text-style-name="P1" draw:layer="layout" draw:type="line" svg:x1="11.855cm" svg:y1="16.832cm" svg:x2="10.297cm" svg:y2="17.308cm" draw:start-shape="id18" draw:start-glue-point="6" draw:end-shape="id24" draw:end-glue-point="11" svg:d="m11855 16832-1558 476">
          <text:p/>
        </draw:connector>
        <draw:custom-shape draw:style-name="gr3" draw:text-style-name="P1" xml:id="id25" draw:id="id25" draw:layer="layout" svg:width="0.635cm" svg:height="0.635cm" svg:x="11.857cm" svg:y="2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73cm" svg:y1="19.851cm" svg:x2="12.174cm" svg:y2="20.517cm" draw:start-shape="id21" draw:start-glue-point="8" draw:end-shape="id25" draw:end-glue-point="4" svg:d="m12173 19851 1 666">
          <text:p/>
        </draw:connector>
        <draw:connector draw:style-name="gr2" draw:text-style-name="P1" draw:layer="layout" draw:type="line" svg:x1="10.298cm" svg:y1="19.758cm" svg:x2="11.95cm" svg:y2="20.61cm" draw:start-shape="id23" draw:start-glue-point="9" draw:end-shape="id25" draw:end-glue-point="5" svg:d="m10298 19758 1652 852">
          <text:p/>
        </draw:connector>
        <draw:custom-shape draw:style-name="gr3" draw:text-style-name="P1" xml:id="id26" draw:id="id26" draw:layer="layout" svg:width="0.635cm" svg:height="0.635cm" svg:x="17.457cm" svg:y="2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492cm" svg:y1="20.834cm" svg:x2="17.457cm" svg:y2="21.634cm" draw:start-shape="id25" draw:start-glue-point="10" draw:end-shape="id26" draw:end-glue-point="6" svg:d="m12492 20834 4965 800">
          <text:p/>
        </draw:connector>
        <draw:connector draw:style-name="gr4" draw:text-style-name="P1" draw:layer="layout" draw:type="line" svg:x1="12.49cm" svg:y1="16.832cm" svg:x2="17.456cm" svg:y2="18.133cm" draw:start-shape="id18" draw:start-glue-point="10" draw:end-shape="id2" draw:end-glue-point="6" svg:d="m12490 16832 4966 1301">
          <text:p/>
        </draw:connector>
        <draw:connector draw:style-name="gr2" draw:text-style-name="P1" draw:layer="layout" draw:type="line" svg:x1="17.773cm" svg:y1="18.451cm" svg:x2="17.774cm" svg:y2="21.317cm" draw:start-shape="id2" draw:start-glue-point="8" draw:end-shape="id26" draw:end-glue-point="4" svg:d="m17773 18451 1 2866">
          <text:p/>
        </draw:connector>
        <draw:custom-shape draw:style-name="gr3" draw:text-style-name="P1" xml:id="id11" draw:id="id11" draw:layer="layout" svg:width="0.635cm" svg:height="0.635cm" svg:x="31.157cm" svg:y="22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092cm" svg:y1="21.634cm" svg:x2="31.157cm" svg:y2="22.933cm" draw:start-shape="id26" draw:start-glue-point="10" draw:end-shape="id11" draw:end-glue-point="6" svg:d="m18092 21634 13065 1299">
          <text:p/>
        </draw:connector>
        <draw:custom-shape draw:style-name="gr1" draw:text-style-name="P1" draw:layer="layout" svg:width="15.2cm" svg:height="25.305cm" svg:x="26.145cm" svg:y="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75cm" svg:height="7.71cm" svg:x="42.185cm" svg:y="9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43cm" svg:height="6.35cm" svg:x="19.59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7.613cm" svg:height="1.825cm" svg:x="34.448cm" svg:y="2.485cm">
          <draw:text-box>
            <text:p><text:span text:style-name="T3">Releases: </text:span><text:span text:style-name="T1">Every one has at least one 'INT/develop' </text:span></text:p>
            <text:p><text:span text:style-name="T1"><text:tab/></text:span><text:span text:style-name="T1"><text:tab/></text:span><text:span text:style-name="T1"> <text:s text:c="4"/></text:span><text:span text:style-name="T1">and 'INT/stable' branches</text:span></text:p>
          </draw:text-box>
        </draw:frame>
        <draw:line draw:style-name="gr8" draw:text-style-name="P1" draw:layer="layout" svg:x1="18.46cm" svg:y1="5.805cm" svg:x2="21cm" svg:y2="7.075cm">
          <text:p/>
        </draw:line>
        <draw:frame draw:style-name="gr9" draw:text-style-name="P2" draw:layer="layout" svg:width="14.989cm" svg:height="1.038cm" svg:x="12.19cm" svg:y="4.335cm">
          <draw:text-box>
            <text:p><text:span text:style-name="T3">User</text:span><text:span text:style-name="T1">: has his named branch, with its labels</text:span></text:p>
          </draw:text-box>
        </draw:frame>
        <draw:frame draw:style-name="gr9" draw:text-style-name="P2" draw:layer="layout" svg:width="11.474cm" svg:height="1.825cm" svg:x="5.92cm" svg:y="6.575cm">
          <draw:text-box>
            <text:p><text:span text:style-name="T3">FIX Tags:</text:span><text:span text:style-name="T1"> mark commit as fixing </text:span></text:p>
            <text:p><text:span text:style-name="T1"><text:s text:c="17"/></text:span><text:span text:style-name="T1">a certain issues</text:span></text:p>
          </draw:text-box>
        </draw:frame>
        <draw:line draw:style-name="gr8" draw:text-style-name="P1" draw:layer="layout" svg:x1="15.46cm" svg:y1="7.81cm" svg:x2="18.635cm" svg:y2="8.445cm">
          <text:p/>
        </draw:line>
        <draw:frame draw:style-name="gr9" draw:text-style-name="P2" draw:layer="layout" svg:width="10.899cm" svg:height="1.825cm" svg:x="5.92cm" svg:y="8.875cm">
          <draw:text-box>
            <text:p><text:span text:style-name="T3">DEV Tags: </text:span><text:span text:style-name="T4">mark contributes as</text:span></text:p>
            <text:p><text:span text:style-name="T4"><text:s text:c="19"/></text:span><text:span text:style-name="T4">ready to be pushed</text:span></text:p>
          </draw:text-box>
        </draw:frame>
        <draw:line draw:style-name="gr8" draw:text-style-name="P1" draw:layer="layout" svg:x1="16.761cm" svg:y1="10.011cm" svg:x2="19.936cm" svg:y2="10.646cm">
          <text:p/>
        </draw:line>
        <draw:frame draw:style-name="gr10" draw:text-style-name="P2" draw:layer="layout" svg:width="13.706cm" svg:height="1.825cm" svg:x="41.215cm" svg:y="5.07cm">
          <draw:text-box>
            <text:p><text:span text:style-name="T3">Customers:</text:span><text:span text:style-name="T1"> every supported <text:s/>customer</text:span></text:p>
            <text:p><text:span text:style-name="T1"><text:s text:c="22"/></text:span><text:span text:style-name="T1">has his own branch</text:span></text:p>
          </draw:text-box>
        </draw:frame>
        <draw:frame draw:style-name="gr9" draw:text-style-name="P2" draw:layer="layout" svg:width="19.679cm" svg:height="2.612cm" svg:x="7.311cm" svg:y="25.82cm">
          <draw:text-box>
            <text:p><text:span text:style-name="T3">Maxi feature:</text:span><text:span text:style-name="T1"> has dedicated 'INT/develop' and 'INT/stable'</text:span></text:p>
            <text:p><text:span text:style-name="T1"><text:s text:c="23"/></text:span><text:span text:style-name="T1">branches, to develop, stabilize, test</text:span></text:p>
            <text:p><text:span text:style-name="T1"><text:s text:c="23"/></text:span><text:span text:style-name="T1">separately from main release life cycle</text:span></text:p>
          </draw:text-box>
        </draw:frame>
        <draw:frame draw:style-name="gr6" draw:text-style-name="P2" draw:layer="layout" svg:width="7.021cm" svg:height="1.038cm" svg:x="22.827cm" svg:y="14.786cm">
          <draw:text-box>
            <text:p><text:span text:style-name="T1">bob/FTR/othertopic</text:span></text:p>
          </draw:text-box>
        </draw:frame>
        <draw:line draw:style-name="gr8" draw:text-style-name="P1" draw:layer="layout" svg:x1="48.47cm" svg:y1="6.84cm" svg:x2="48.47cm" svg:y2="10.015cm">
          <text:p/>
        </draw:line>
        <draw:frame draw:style-name="gr6" draw:text-style-name="P2" draw:layer="layout" svg:width="4.507cm" svg:height="1.038cm" svg:x="29.155cm" svg:y="4.7cm">
          <draw:text-box>
            <text:p><text:span text:style-name="T1">INT/develop</text:span></text:p>
          </draw:text-box>
        </draw:frame>
        <draw:frame draw:style-name="gr5" draw:text-style-name="P3" draw:layer="layout" svg:width="7cm" svg:height="0.962cm" svg:x="36.905cm" svg:y="8.01cm">
          <draw:text-box>
            <text:p><text:span text:style-name="T2">INT/stable/LIV/Drop.A</text:span></text:p>
          </draw:text-box>
        </draw:frame>
        <draw:frame draw:style-name="gr6" draw:text-style-name="P2" draw:layer="layout" svg:width="6.395cm" svg:height="1.038cm" svg:x="43.436cm" svg:y="10.406cm">
          <draw:text-box>
            <text:p><text:span text:style-name="T1">CST/MyCusotmer</text:span></text:p>
          </draw:text-box>
        </draw:frame>
        <draw:frame draw:style-name="gr5" draw:text-style-name="P2" draw:layer="layout" svg:width="8.511cm" svg:height="1.038cm" svg:x="46.156cm" svg:y="14.79cm">
          <draw:text-box>
            <text:p><text:span text:style-name="T1">MyCustomer/LIV/Drop.0</text:span></text:p>
          </draw:text-box>
        </draw:frame>
        <draw:frame draw:style-name="gr5" draw:text-style-name="P2" draw:layer="layout" svg:width="7.724cm" svg:height="1.038cm" svg:x="37.006cm" svg:y="24.883cm">
          <draw:text-box>
            <text:p><text:span text:style-name="T1">INT/stable/LIV/Drop.B</text:span></text:p>
          </draw:text-box>
        </draw:frame>
        <draw:frame draw:style-name="gr5" draw:text-style-name="P2" draw:layer="layout" svg:width="8.943cm" svg:height="1.038cm" svg:x="20.205cm" svg:y="10.18cm">
          <draw:text-box>
            <text:p><text:span text:style-name="T1">alice/FTR/atopic/DEV/000</text:span></text:p>
          </draw:text-box>
        </draw:frame>
        <draw:frame draw:style-name="gr6" draw:text-style-name="P2" draw:layer="layout" svg:width="5.921cm" svg:height="1.038cm" svg:x="23.327cm" svg:y="11.185cm">
          <draw:text-box>
            <text:p><text:span text:style-name="T1">alice/FTR/atopic</text:span></text:p>
          </draw:text-box>
        </draw:frame>
        <draw:frame draw:style-name="gr5" draw:text-style-name="P2" draw:layer="layout" svg:width="10.044cm" svg:height="1.038cm" svg:x="18.472cm" svg:y="20.443cm">
          <draw:text-box>
            <text:p><text:span text:style-name="T1">INT/maxi_feature/LIV/Drop.B</text:span></text:p>
          </draw:text-box>
        </draw:frame>
        <draw:frame draw:style-name="gr5" draw:text-style-name="P2" draw:layer="layout" svg:width="10.044cm" svg:height="1.038cm" svg:x="18.471cm" svg:y="17.742cm">
          <draw:text-box>
            <text:p><text:span text:style-name="T1">INT/maxi_feature/LIV/Drop.A</text:span></text:p>
          </draw:text-box>
        </draw:frame>
        <draw:line draw:style-name="gr8" draw:text-style-name="P1" draw:layer="layout" svg:x1="42.91cm" svg:y1="21.955cm" svg:x2="41.64cm" svg:y2="24.495cm">
          <text:p/>
        </draw:line>
        <draw:line draw:style-name="gr8" draw:text-style-name="P1" draw:layer="layout" svg:x1="42.91cm" svg:y1="20.05cm" svg:x2="39.1cm" svg:y2="9.255cm">
          <text:p/>
        </draw:line>
        <draw:line draw:style-name="gr8" draw:text-style-name="P1" draw:layer="layout" svg:x1="38.465cm" svg:y1="4.81cm" svg:x2="36.56cm" svg:y2="6.715cm">
          <text:p/>
        </draw:line>
        <draw:line draw:style-name="gr8" draw:text-style-name="P1" draw:layer="layout" svg:x1="37.83cm" svg:y1="4.81cm" svg:x2="34.02cm" svg:y2="5.445cm">
          <text:p/>
        </draw:line>
        <draw:line draw:style-name="gr8" draw:text-style-name="P1" draw:layer="layout" svg:x1="44.18cm" svg:y1="20.05cm" svg:x2="48.625cm" svg:y2="16.24cm">
          <text:p/>
        </draw:line>
        <draw:line draw:style-name="gr8" draw:text-style-name="P1" draw:layer="layout" svg:x1="9.255cm" svg:y1="25.465cm" svg:x2="9.255cm" svg:y2="22.29cm">
          <text:p/>
        </draw:line>
        <draw:frame draw:style-name="gr5" draw:text-style-name="P2" draw:layer="layout" svg:width="6.666cm" svg:height="1.038cm" svg:x="37.006cm" svg:y="25.983cm">
          <draw:text-box>
            <text:p><text:span text:style-name="T1">INT/stable/REL/1.0</text:span></text:p>
          </draw:text-box>
        </draw:frame>
        <draw:frame draw:style-name="gr9" draw:text-style-name="P2" draw:layer="layout" svg:width="14.942cm" svg:height="2.612cm" svg:x="38.954cm" svg:y="28.17cm">
          <draw:text-box>
            <text:p><text:span text:style-name="T3">Custom tags:</text:span><text:span text:style-name="T1"> user can define tags and </text:span></text:p>
            <text:p><text:span text:style-name="T1"><text:s text:c="24"/></text:span><text:span text:style-name="T1">Decide their behavior, here </text:span></text:p>
            <text:p><text:span text:style-name="T1"><text:s text:c="24"/></text:span><text:span text:style-name="T1">a REL label has been created</text:span></text:p>
          </draw:text-box>
        </draw:frame>
        <draw:line draw:style-name="gr8" draw:text-style-name="P1" draw:layer="layout" svg:x1="45.215cm" svg:y1="28.005cm" svg:x2="43.945cm" svg:y2="26.735cm">
          <text:p/>
        </draw:line>
        <draw:frame draw:style-name="gr5" draw:text-style-name="P2" draw:layer="layout" svg:width="10.044cm" svg:height="1.038cm" svg:x="19.806cm" svg:y="13.881cm">
          <draw:text-box>
            <text:p><text:span text:style-name="T1">bob/FTR/othertopic/DEV/000</text:span></text:p>
          </draw:text-box>
        </draw:frame>
        <draw:frame draw:style-name="gr9" draw:text-style-name="P2" draw:layer="layout" svg:width="14.315cm" svg:height="1.038cm" svg:x="39cm" svg:y="20.558cm">
          <draw:text-box>
            <text:p><text:span text:style-name="T1">Every delivery is tagged with its LIV label</text:span></text:p>
          </draw:text-box>
        </draw:frame>
        <draw:line draw:style-name="gr8" draw:text-style-name="P1" draw:layer="layout" svg:x1="38.465cm" svg:y1="21.32cm" svg:x2="28.94cm" svg:y2="21.32cm">
          <text:p/>
        </draw:line>
        <draw:line draw:style-name="gr8" draw:text-style-name="P1" draw:layer="layout" svg:x1="38.465cm" svg:y1="20.785cm" svg:x2="28.94cm" svg:y2="18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958cm" fo:margin-left="5.557cm" fo:margin-right="2.696cm" fo:page-width="63.5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3-09T13:54:59</meta:creation-date>
    <dc:date>2012-03-09T15:26:10</dc:date>
    <dc:creator>vallea </dc:creator>
    <meta:editing-duration>PT1H30S</meta:editing-duration>
    <meta:editing-cycles>14</meta:editing-cycles>
    <meta:generator>LibreOffice/3.3$Linux LibreOffice_project/330m19$Build-301</meta:generator>
    <meta:document-statistic meta:object-count="100"/>
  </office:meta>
</office:document-meta>
</file>